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row>
              <mo stretchy="false">〈</mo>
              <mrow>
                <mrow>
                  <mstyle mathvariant="bold">
                    <mrow>
                      <mi>r</mi>
                    </mrow>
                  </mstyle>
                  <mi/>
                </mrow>
                <mo stretchy="false">∣</mo>
                <mrow>
                  <mi/>
                  <msubsup>
                    <mi>R</mi>
                    <mrow>
                      <mstyle mathvariant="bold">
                        <mrow>
                          <mi>k</mi>
                        </mrow>
                      </mstyle>
                    </mrow>
                    <mrow>
                      <mrow>
                        <mo stretchy="false">(</mo>
                        <mrow>
                          <mrow>
                            <mi/>
                            <mo stretchy="false">+</mo>
                            <mi/>
                          </mrow>
                        </mrow>
                        <mo stretchy="false">)</mo>
                      </mrow>
                    </mrow>
                  </msubsup>
                  <mi/>
                </mrow>
                <mo stretchy="false">∣</mo>
                <mrow>
                  <mi/>
                  <mrow>
                    <mstyle mathvariant="bold">
                      <mrow>
                        <mi>r</mi>
                      </mrow>
                    </mstyle>
                  </mrow>
                  <mi>'</mi>
                </mrow>
              </mrow>
              <mo stretchy="false">〉</mo>
            </mrow>
            <mrow>
              <mi/>
              <mo stretchy="false">=</mo>
              <mi/>
            </mrow>
            <mfrac>
              <mrow>
                <mn>2</mn>
                <mi>m</mi>
              </mrow>
              <mrow>
                <msup>
                  <mo stretchy="false">ℏ</mo>
                  <mn>2</mn>
                </msup>
              </mrow>
            </mfrac>
            <mi/>
            <mfrac>
              <mrow>
                <mn>1</mn>
              </mrow>
              <mrow>
                <msup>
                  <mrow>
                    <mo stretchy="false">(</mo>
                    <mrow>
                      <mn>2</mn>
                      <mo stretchy="false">π</mo>
                    </mrow>
                    <mo stretchy="false">)</mo>
                  </mrow>
                  <mn>3</mn>
                </msup>
              </mrow>
            </mfrac>
            <mi/>
            <mrow>
              <mo stretchy="false">∫</mo>
              <msup>
                <mtext>d</mtext>
                <mn>3</mn>
              </msup>
            </mrow>
            <mi>q</mi>
            <mi/>
            <mfrac>
              <mrow>
                <msup>
                  <mtext>e</mtext>
                  <mrow>
                    <mtext>i</mtext>
                    <mstyle mathvariant="bold">
                      <mrow>
                        <mi>a</mi>
                      </mrow>
                    </mstyle>
                    <mrow>
                      <mi/>
                      <mo stretchy="false">⋅</mo>
                      <mi/>
                    </mrow>
                    <mrow>
                      <mo stretchy="false">(</mo>
                      <mrow>
                        <mstyle mathvariant="bold">
                          <mrow>
                            <mi>r</mi>
                          </mrow>
                        </mstyle>
                        <mrow>
                          <mi/>
                          <mo stretchy="false">−</mo>
                          <mi/>
                        </mrow>
                        <mrow>
                          <mstyle mathvariant="bold">
                            <mrow>
                              <mi>r</mi>
                            </mrow>
                          </mstyle>
                        </mrow>
                        <mi>'</mi>
                      </mrow>
                      <mo stretchy="false">)</mo>
                    </mrow>
                  </mrow>
                </msup>
              </mrow>
              <mrow>
                <msup>
                  <mrow>
                    <mstyle mathvariant="bold">
                      <mrow>
                        <mi>k</mi>
                      </mrow>
                    </mstyle>
                  </mrow>
                  <mn>2</mn>
                </msup>
                <mrow>
                  <mi/>
                  <mo stretchy="false">−</mo>
                  <mi/>
                </mrow>
                <msup>
                  <mrow>
                    <mstyle mathvariant="bold">
                      <mrow>
                        <mi>q</mi>
                      </mrow>
                    </mstyle>
                  </mrow>
                  <mn>2</mn>
                </msup>
                <mrow>
                  <mi/>
                  <mo stretchy="false">+</mo>
                  <mi/>
                </mrow>
                <mtext>i</mtext>
                <msup>
                  <mn>0</mn>
                  <mrow>
                    <mrow>
                      <mi/>
                      <mo stretchy="false">+</mo>
                      <mi/>
                    </mrow>
                  </mrow>
                </msup>
              </mrow>
            </mfrac>
          </mrow>
        </mtd>
      </mtr>
      <mtr>
        <mtd>
          <mrow/>
        </mtd>
      </mtr>
      <mtr>
        <mtd>
          <mrow>
            <mtext>mit der normierten ebenen Welle </mtext>
            <mi/>
            <mrow>
              <mo stretchy="false">〈</mo>
              <mrow>
                <mrow>
                  <mstyle mathvariant="bold">
                    <mrow>
                      <mi>r</mi>
                    </mrow>
                  </mstyle>
                </mrow>
                <mo stretchy="false">∣</mo>
                <mrow>
                  <mstyle mathvariant="bold">
                    <mrow>
                      <mi>q</mi>
                    </mrow>
                  </mstyle>
                </mrow>
              </mrow>
              <mo stretchy="false">〉</mo>
            </mrow>
            <mrow>
              <mi/>
              <mo stretchy="false">=</mo>
              <mi/>
            </mrow>
            <msup>
              <mrow>
                <mo stretchy="false">(</mo>
                <mrow>
                  <mn>2</mn>
                  <mo stretchy="false">π</mo>
                </mrow>
                <mo stretchy="false">)</mo>
              </mrow>
              <mrow>
                <mrow>
                  <mrow>
                    <mo stretchy="false">−</mo>
                    <mn>3</mn>
                  </mrow>
                  <mo stretchy="false">/</mo>
                  <mn>2</mn>
                </mrow>
              </mrow>
            </msup>
            <mi>exp</mi>
            <mrow>
              <mo stretchy="false">(</mo>
              <mrow>
                <mtext>i</mtext>
                <mstyle mathvariant="bold">
                  <mrow>
                    <mi>q</mi>
                  </mrow>
                </mstyle>
                <mrow>
                  <mi/>
                  <mo stretchy="false">⋅</mo>
                  <mi/>
                </mrow>
                <mstyle mathvariant="bold">
                  <mrow>
                    <mi>r</mi>
                  </mrow>
                </mstyle>
              </mrow>
              <mo stretchy="false">)</mo>
            </mrow>
            <mi/>
            <mtext> aus:</mtext>
          </mrow>
        </mtd>
      </mtr>
      <mtr>
        <mtd>
          <mrow>
            <mrow>
              <mo stretchy="false">〈</mo>
              <mrow>
                <mrow>
                  <mstyle mathvariant="bold">
                    <mrow>
                      <mi>r</mi>
                    </mrow>
                  </mstyle>
                  <mi/>
                </mrow>
                <mo stretchy="false">∣</mo>
                <mrow>
                  <mi/>
                  <msubsup>
                    <mi>R</mi>
                    <mrow>
                      <mstyle mathvariant="bold">
                        <mrow>
                          <mi>k</mi>
                        </mrow>
                      </mstyle>
                    </mrow>
                    <mrow>
                      <mrow>
                        <mo stretchy="false">(</mo>
                        <mrow>
                          <mrow>
                            <mi/>
                            <mo stretchy="false">+</mo>
                            <mi/>
                          </mrow>
                        </mrow>
                        <mo stretchy="false">)</mo>
                      </mrow>
                    </mrow>
                  </msubsup>
                  <mi/>
                </mrow>
                <mo stretchy="false">∣</mo>
                <mrow>
                  <mi/>
                  <mrow>
                    <mstyle mathvariant="bold">
                      <mrow>
                        <mi>r</mi>
                      </mrow>
                    </mstyle>
                  </mrow>
                  <mi>'</mi>
                </mrow>
              </mrow>
              <mo stretchy="false">〉</mo>
            </mrow>
            <mrow>
              <mi/>
              <mo stretchy="false">=</mo>
              <mi/>
            </mrow>
            <mrow>
              <mo stretchy="false">〈</mo>
              <mrow>
                <mrow>
                  <mstyle mathvariant="bold">
                    <mrow>
                      <mi>r</mi>
                    </mrow>
                  </mstyle>
                  <mi/>
                </mrow>
                <mo stretchy="false">∣</mo>
                <mrow>
                  <mi/>
                  <mfrac>
                    <mn>1</mn>
                    <mrow>
                      <msubsup>
                        <mi>E</mi>
                        <mi>n</mi>
                        <mrow>
                          <mrow>
                            <mo stretchy="false">(</mo>
                            <mrow>
                              <mn>0</mn>
                            </mrow>
                            <mo stretchy="false">)</mo>
                          </mrow>
                        </mrow>
                      </msubsup>
                      <mrow>
                        <mi/>
                        <mo stretchy="false">−</mo>
                        <mi/>
                      </mrow>
                      <msub>
                        <mi>H</mi>
                        <mn>0</mn>
                      </msub>
                      <mrow>
                        <mi/>
                        <mo stretchy="false">+</mo>
                        <mi/>
                      </mrow>
                      <mtext>i</mtext>
                      <msup>
                        <mn>0</mn>
                        <mrow>
                          <mrow>
                            <mi/>
                            <mo stretchy="false">+</mo>
                            <mi/>
                          </mrow>
                        </mrow>
                      </msup>
                    </mrow>
                  </mfrac>
                  <mi/>
                </mrow>
                <mo stretchy="false">∣</mo>
                <mrow>
                  <mi/>
                  <mrow>
                    <mstyle mathvariant="bold">
                      <mrow>
                        <mi>r</mi>
                      </mrow>
                    </mstyle>
                  </mrow>
                  <mi>'</mi>
                </mrow>
              </mrow>
              <mo stretchy="false">〉</mo>
            </mrow>
            <mrow>
              <mi/>
              <mo stretchy="false">=</mo>
              <mi/>
            </mrow>
          </mrow>
        </mtd>
      </mtr>
      <mtr>
        <mtd>
          <mrow>
            <mrow>
              <mi/>
              <mo stretchy="false">=</mo>
              <mi/>
            </mrow>
            <mfrac>
              <mrow>
                <mn>2m</mn>
              </mrow>
              <mrow>
                <msup>
                  <mo stretchy="false">ℏ</mo>
                  <mn>2</mn>
                </msup>
              </mrow>
            </mfrac>
            <mi/>
            <mrow>
              <mo stretchy="false">〈</mo>
              <mrow>
                <mrow>
                  <mstyle mathvariant="bold">
                    <mrow>
                      <mi>r</mi>
                    </mrow>
                  </mstyle>
                  <mi/>
                </mrow>
                <mo stretchy="false">∣</mo>
                <mrow>
                  <mi/>
                  <mfrac>
                    <mn>1</mn>
                    <mrow>
                      <msup>
                        <mrow>
                          <mstyle mathvariant="bold">
                            <mrow>
                              <mi>k</mi>
                            </mrow>
                          </mstyle>
                        </mrow>
                        <mn>2</mn>
                      </msup>
                      <mrow>
                        <mi/>
                        <mo stretchy="false">−</mo>
                        <mi/>
                      </mrow>
                      <msup>
                        <mrow>
                          <mover accent="true">
                            <mstyle mathvariant="bold">
                              <mrow>
                                <mi>k</mi>
                              </mrow>
                            </mstyle>
                            <mo stretchy="false">̂</mo>
                          </mover>
                        </mrow>
                        <mn>2</mn>
                      </msup>
                      <mrow>
                        <mi/>
                        <mo stretchy="false">+</mo>
                        <mi/>
                      </mrow>
                      <mtext>i</mtext>
                      <msup>
                        <mn>0</mn>
                        <mrow>
                          <mrow>
                            <mi/>
                            <mo stretchy="false">+</mo>
                            <mi/>
                          </mrow>
                        </mrow>
                      </msup>
                    </mrow>
                  </mfrac>
                  <mi/>
                </mrow>
                <mo stretchy="false">∣</mo>
                <mrow>
                  <mi/>
                  <mrow>
                    <mstyle mathvariant="bold">
                      <mrow>
                        <mi>r</mi>
                      </mrow>
                    </mstyle>
                  </mrow>
                  <mi>'</mi>
                </mrow>
              </mrow>
              <mo stretchy="false">〉</mo>
            </mrow>
            <mrow>
              <mi/>
              <mo stretchy="false">=</mo>
              <mi/>
            </mrow>
          </mrow>
        </mtd>
      </mtr>
      <mtr>
        <mtd>
          <mrow>
            <mrow>
              <mi/>
              <mo stretchy="false">=</mo>
              <mi/>
            </mrow>
            <mfrac>
              <mrow>
                <mn>2m</mn>
              </mrow>
              <mrow>
                <msup>
                  <mo stretchy="false">ℏ</mo>
                  <mn>2</mn>
                </msup>
              </mrow>
            </mfrac>
            <mi/>
            <mrow>
              <mo stretchy="false">∫</mo>
              <msup>
                <mtext>d</mtext>
                <mn>3</mn>
              </msup>
            </mrow>
            <mi>q</mi>
            <mi/>
            <mrow>
              <mo stretchy="false">〈</mo>
              <mrow>
                <mrow>
                  <mstyle mathvariant="bold">
                    <mrow>
                      <mi>r</mi>
                    </mrow>
                  </mstyle>
                  <mi/>
                </mrow>
                <mo stretchy="false">∣</mo>
                <mrow>
                  <mi/>
                  <mfrac>
                    <mn>1</mn>
                    <mrow>
                      <msup>
                        <mrow>
                          <mstyle mathvariant="bold">
                            <mrow>
                              <mi>k</mi>
                            </mrow>
                          </mstyle>
                        </mrow>
                        <mn>2</mn>
                      </msup>
                      <mrow>
                        <mi/>
                        <mo stretchy="false">−</mo>
                        <mi/>
                      </mrow>
                      <msup>
                        <mrow>
                          <mover accent="true">
                            <mstyle mathvariant="bold">
                              <mrow>
                                <mi>k</mi>
                              </mrow>
                            </mstyle>
                            <mo stretchy="false">̂</mo>
                          </mover>
                        </mrow>
                        <mn>2</mn>
                      </msup>
                      <mrow>
                        <mi/>
                        <mo stretchy="false">+</mo>
                        <mi/>
                      </mrow>
                      <mtext>i</mtext>
                      <msup>
                        <mn>0</mn>
                        <mrow>
                          <mrow>
                            <mi/>
                            <mo stretchy="false">+</mo>
                            <mi/>
                          </mrow>
                        </mrow>
                      </msup>
                    </mrow>
                  </mfrac>
                  <mi/>
                </mrow>
                <mo stretchy="false">∣</mo>
                <mrow>
                  <mi/>
                  <mstyle mathvariant="bold">
                    <mrow>
                      <mi>q</mi>
                    </mrow>
                  </mstyle>
                </mrow>
              </mrow>
              <mo stretchy="false">〉</mo>
            </mrow>
            <mi/>
            <mrow>
              <mo stretchy="false">〈</mo>
              <mrow>
                <mrow>
                  <mstyle mathvariant="bold">
                    <mrow>
                      <mi>q</mi>
                    </mrow>
                  </mstyle>
                  <mi/>
                </mrow>
                <mo stretchy="false">∣</mo>
                <mrow>
                  <mi/>
                  <mrow>
                    <mstyle mathvariant="bold">
                      <mrow>
                        <mi>r</mi>
                      </mrow>
                    </mstyle>
                  </mrow>
                  <mi>'</mi>
                </mrow>
              </mrow>
              <mo stretchy="false">〉</mo>
            </mrow>
            <mrow>
              <mi/>
              <mo stretchy="false">=</mo>
              <mi/>
            </mrow>
          </mrow>
        </mtd>
      </mtr>
      <mtr>
        <mtd>
          <mrow>
            <mrow>
              <mi/>
              <mo stretchy="false">=</mo>
              <mi/>
            </mrow>
            <mfrac>
              <mrow>
                <mn>2m</mn>
              </mrow>
              <mrow>
                <msup>
                  <mo stretchy="false">ℏ</mo>
                  <mn>2</mn>
                </msup>
              </mrow>
            </mfrac>
            <mi/>
            <mrow>
              <mo stretchy="false">∫</mo>
              <msup>
                <mtext>d</mtext>
                <mn>3</mn>
              </msup>
            </mrow>
            <mi>q</mi>
            <mi/>
            <mfrac>
              <mrow>
                <mrow>
                  <mo stretchy="false">〈</mo>
                  <mrow>
                    <mrow>
                      <mstyle mathvariant="bold">
                        <mrow>
                          <mi>r</mi>
                        </mrow>
                      </mstyle>
                      <mi/>
                    </mrow>
                    <mo stretchy="false">∣</mo>
                    <mrow>
                      <mi/>
                      <mstyle mathvariant="bold">
                        <mrow>
                          <mi>q</mi>
                        </mrow>
                      </mstyle>
                    </mrow>
                  </mrow>
                  <mo stretchy="false">〉</mo>
                </mrow>
                <mi/>
                <mrow>
                  <mo stretchy="false">〈</mo>
                  <mrow>
                    <mrow>
                      <mstyle mathvariant="bold">
                        <mrow>
                          <mi>q</mi>
                        </mrow>
                      </mstyle>
                      <mi/>
                    </mrow>
                    <mo stretchy="false">∣</mo>
                    <mrow>
                      <mi/>
                      <mrow>
                        <mstyle mathvariant="bold">
                          <mrow>
                            <mi>r</mi>
                          </mrow>
                        </mstyle>
                      </mrow>
                      <mi>'</mi>
                    </mrow>
                  </mrow>
                  <mo stretchy="false">〉</mo>
                </mrow>
              </mrow>
              <mrow>
                <msup>
                  <mrow>
                    <mstyle mathvariant="bold">
                      <mrow>
                        <mi>k</mi>
                      </mrow>
                    </mstyle>
                  </mrow>
                  <mn>2</mn>
                </msup>
                <mrow>
                  <mi/>
                  <mo stretchy="false">−</mo>
                  <mi/>
                </mrow>
                <msup>
                  <mrow>
                    <mstyle mathvariant="bold">
                      <mrow>
                        <mi>q</mi>
                      </mrow>
                    </mstyle>
                  </mrow>
                  <mn>2</mn>
                </msup>
                <mrow>
                  <mi/>
                  <mo stretchy="false">+</mo>
                  <mi/>
                </mrow>
                <mtext>i</mtext>
                <msup>
                  <mn>0</mn>
                  <mrow>
                    <mrow>
                      <mi/>
                      <mo stretchy="false">+</mo>
                      <mi/>
                    </mrow>
                  </mrow>
                </msup>
              </mrow>
            </mfrac>
          </mrow>
        </mtd>
      </mtr>
    </mtable>
    <annotation encoding="StarMath 5.0">langle 
 bold r 
 `mline` 
 R _{bold k} ^{(`+`)} 
 `mline` 
 {bold r} ' 
rangle ~=~ 
{2 m} over {hbar ^2} ` 
{1} over {(2 %pi) ^3} ` 
int "d" ^3 q ` 
{"e" ^{"i" bold a `cdot` (bold r `-` {bold r} ')}} 
 over 
{{bold k} ^2 ~-~ {bold q} ^2 ~+~ "i" 0 ^{`+`}} 
newline newline

"mit der normierten ebenen Welle " ~ 
langle bold r mline bold q rangle ~=~ (2 %pi) ^{-3/2} exp ("i" bold q `cdot` bold r)
~ " aus:"
newline

langle 
 bold r 
 `mline` 
 R _{bold k} ^{(`+`)} 
 `mline` 
 {bold r} ' 
rangle ~=~ 

langle 
 bold r 
 `mline` 
 1 over {E _n ^{(0)} ~-~ H _0 ~+~ "i" 0 ^{`+`}} 
 `mline` 
 {bold r} ' 
rangle ~=` 
newline 

`=~
{2m} over {hbar ^2} ` 
langle 
 bold r 
 `mline` 
 1 over {{bold k} ^2 ~-~ {hat bold k} ^2 ~+~ "i" 0 ^{`+`}} 
 `mline` 
 {bold r} ' 
rangle ~=` 
newline  

`=~
{2m} over {hbar ^2} ` 
int "d" ^3 q ` 
langle 
 bold r 
 `mline` 
 1 over {{bold k} ^2 ~-~ {hat bold k} ^2 ~+~ "i" 0 ^{`+`}} 
 `mline` 
 bold q 
rangle ` 
langle 
 bold q
 `mline` 
 {bold r} ' 
rangle 
 ~=` 
newline 

`=~
{2m} over {hbar ^2} ` 
int "d" ^3 q ` 
{ 
 langle 
  bold r 
  `mline` 
  bold q 
 rangle ` 
 langle 
  bold q
  `mline` 
  {bold r} ' 
 rangle 
}
 over 
{{bold k} ^2 ~-~ {bold q} ^2 ~+~ "i" 0 ^{`+`}}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1T14:11:54.589000000</meta:creation-date>
    <meta:generator>LibreOffice/4.1.4.2$Windows_x86 LibreOffice_project/0a0440ccc0227ad9829de5f46be37cfb6edcf72</meta:generator>
  </office:meta>
</office:document-meta>
</file>